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Footnote">
      <style:text-properties officeooo:rsid="0031b9a3" officeooo:paragraph-rsid="0031b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6pt" fo:font-weight="bold" style:font-size-asian="130%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center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4pt" fo:font-weight="bold" fo:background-color="transparent" style:font-size-asian="115%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2pt" fo:font-weight="bold" style:font-size-asian="101%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9pt" style:font-size-asian="10pt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2T01:36:08.875000000</dc:date>
    <meta:editing-duration>PT3H1M35S</meta:editing-duration>
    <meta:editing-cycles>3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